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 Neue" svg:font-family="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docs-internal-guid-8682b874-7fff-06a2-5352-3548cebddc86"/>Conference Room Support Technician | Dow Chemical/SPL</text:h>
      <text:h text:style-name="Heading_20_3" text:outline-level="3">October 2003 - April 2007</text:h>
      <text:p text:style-name="Text_20_body">Assisted video conference room users with their issues or questions via the phone.</text:p>
      <text:p text:style-name="Text_20_body">Coordinated with field technicians on the resolution of software or hardware issues.</text:p>
      <text:p text:style-name="Text_20_body">Connected calls between multiple teleconference rooms.</text:p>
      <text:p text:style-name="Text_20_body">Supported training rooms inside the Employee Development Cent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 Neue" svg:font-family="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4T21:51:27.299000000</meta:creation-date>
    <meta:generator>LibreOffice/6.3.3.2$Windows_X86_64 LibreOffice_project/a64200df03143b798afd1ec74a12ab50359878ed</meta:generator>
    <dc:date>2019-11-04T22:04:38.492000000</dc:date>
    <meta:editing-duration>PT1M9S</meta:editing-duration>
    <meta:editing-cycles>3</meta:editing-cycles>
    <meta:document-statistic meta:table-count="0" meta:image-count="0" meta:object-count="0" meta:page-count="1" meta:paragraph-count="6" meta:word-count="51" meta:character-count="362" meta:non-whitespace-character-count="317"/>
  </office:meta>
</office:document-meta>
</file>